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細明體" svg:font-family="細明體, MingLiU" style:font-family-generic="modern"/>
    <style:font-face style:name="標楷體" svg:font-family="標楷體" style:font-family-generic="script"/>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純文字">
      <style:paragraph-properties fo:text-align="center" style:justify-single-word="false"/>
      <style:text-properties style:font-name="Times New Roman" fo:font-size="16pt" officeooo:paragraph-rsid="0013b378" style:font-size-asian="16pt" style:font-name-complex="Times New Roman"/>
    </style:style>
    <style:style style:name="P2" style:family="paragraph" style:parent-style-name="純文字">
      <style:paragraph-properties style:line-height-at-least="0.1665in"/>
      <style:text-properties style:font-name="Times New Roman" fo:font-size="14pt" style:font-size-asian="14pt" style:font-name-complex="Times New Roman"/>
    </style:style>
    <style:style style:name="P3" style:family="paragraph" style:parent-style-name="純文字">
      <style:paragraph-properties style:line-height-at-least="0.1665in"/>
      <style:text-properties style:font-name="Times New Roman" fo:font-size="14pt" officeooo:paragraph-rsid="0010cafb" style:font-size-asian="14pt" style:font-name-complex="Times New Roman"/>
    </style:style>
    <style:style style:name="P4" style:family="paragraph" style:parent-style-name="純文字">
      <style:paragraph-properties style:line-height-at-least="0.1665in"/>
      <style:text-properties style:font-name="Times New Roman" fo:font-size="14pt" officeooo:rsid="0012b29d" officeooo:paragraph-rsid="0012b29d" style:font-size-asian="14pt" style:font-name-complex="Times New Roman"/>
    </style:style>
    <style:style style:name="P5" style:family="paragraph" style:parent-style-name="純文字">
      <style:paragraph-properties style:line-height-at-least="0.1665in"/>
    </style:style>
    <style:style style:name="P6" style:family="paragraph" style:parent-style-name="純文字">
      <style:paragraph-properties style:line-height-at-least="0.1665in" fo:text-align="justify" style:justify-single-word="false"/>
      <style:text-properties officeooo:paragraph-rsid="00055f4d"/>
    </style:style>
    <style:style style:name="P7" style:family="paragraph" style:parent-style-name="純文字">
      <style:paragraph-properties style:line-height-at-least="0.1665in" fo:text-align="justify" style:justify-single-word="false"/>
      <style:text-properties officeooo:rsid="00055f4d" officeooo:paragraph-rsid="00055f4d"/>
    </style:style>
    <style:style style:name="P8" style:family="paragraph" style:parent-style-name="純文字">
      <style:paragraph-properties style:line-height-at-least="0.1665in" fo:text-align="justify" style:justify-single-word="false"/>
      <style:text-properties officeooo:rsid="000ed96b" officeooo:paragraph-rsid="000ed96b"/>
    </style:style>
    <style:style style:name="P9" style:family="paragraph" style:parent-style-name="純文字">
      <style:paragraph-properties style:line-height-at-least="0.1665in"/>
      <style:text-properties officeooo:rsid="0013b378" officeooo:paragraph-rsid="0013b378"/>
    </style:style>
    <style:style style:name="P10" style:family="paragraph" style:parent-style-name="純文字">
      <style:paragraph-properties fo:margin-left="0.3752in" fo:margin-right="0in" style:line-height-at-least="0.1665in" fo:text-indent="0in" style:auto-text-indent="false"/>
    </style:style>
    <style:style style:name="P11" style:family="paragraph" style:parent-style-name="純文字">
      <style:paragraph-properties fo:margin-left="0.3752in" fo:margin-right="0in" style:line-height-at-least="0.1665in" fo:text-indent="0in" style:auto-text-indent="false"/>
      <style:text-properties officeooo:paragraph-rsid="000ed96b"/>
    </style:style>
    <style:style style:name="P12" style:family="paragraph" style:parent-style-name="純文字">
      <style:paragraph-properties fo:margin-left="0.3752in" fo:margin-right="0in" style:line-height-at-least="0.1665in" fo:text-indent="0in" style:auto-text-indent="false"/>
      <style:text-properties officeooo:paragraph-rsid="0010cafb"/>
    </style:style>
    <style:style style:name="P13" style:family="paragraph" style:parent-style-name="純文字">
      <style:paragraph-properties fo:margin-left="0.3752in" fo:margin-right="0in" style:line-height-at-least="0.1665in" fo:text-indent="0in" style:auto-text-indent="false"/>
      <style:text-properties officeooo:paragraph-rsid="0013b378"/>
    </style:style>
    <style:style style:name="P14" style:family="paragraph" style:parent-style-name="純文字">
      <style:paragraph-properties fo:margin-left="0.3752in" fo:margin-right="0in" style:line-height-at-least="0.1665in" fo:text-indent="0in" style:auto-text-indent="false"/>
      <style:text-properties style:font-name="Times New Roman" style:font-name-complex="Times New Roman"/>
    </style:style>
    <style:style style:name="P15" style:family="paragraph" style:parent-style-name="純文字">
      <style:paragraph-properties fo:margin-left="0.3752in" fo:margin-right="0in" style:line-height-at-least="0.1665in" fo:text-indent="0in" style:auto-text-indent="false"/>
      <style:text-properties style:font-name="Times New Roman" officeooo:paragraph-rsid="0010cafb" style:font-name-complex="Times New Roman"/>
    </style:style>
    <style:style style:name="P16" style:family="paragraph" style:parent-style-name="純文字">
      <style:paragraph-properties fo:margin-left="0.3752in" fo:margin-right="0in" style:line-height-at-least="0.1665in" fo:text-indent="0in" style:auto-text-indent="false"/>
      <style:text-properties style:font-name="Times New Roman" officeooo:rsid="0012b29d" officeooo:paragraph-rsid="0012b29d" style:font-name-complex="Times New Roman"/>
    </style:style>
    <style:style style:name="P17" style:family="paragraph" style:parent-style-name="純文字">
      <style:paragraph-properties fo:margin-left="0.3752in" fo:margin-right="0in" style:line-height-at-least="0.1665in" fo:text-indent="0in" style:auto-text-indent="false"/>
      <style:text-properties style:font-name="Times New Roman" officeooo:rsid="00135176" officeooo:paragraph-rsid="00135176" style:font-name-complex="Times New Roman"/>
    </style:style>
    <style:style style:name="P18" style:family="paragraph" style:parent-style-name="純文字">
      <style:paragraph-properties fo:margin-left="0.3752in" fo:margin-right="0in" style:line-height-at-least="0.1665in" fo:text-indent="0in" style:auto-text-indent="false"/>
      <style:text-properties style:font-name="Times New Roman" fo:font-size="12pt" fo:font-weight="normal" officeooo:rsid="000a8deb" officeooo:paragraph-rsid="000a8deb" style:font-size-asian="12pt" style:font-weight-asian="normal" style:font-name-complex="Times New Roman" style:font-size-complex="12pt" style:font-weight-complex="normal"/>
    </style:style>
    <style:style style:name="P19" style:family="paragraph" style:parent-style-name="純文字">
      <style:paragraph-properties fo:margin-left="0.3752in" fo:margin-right="0in" style:line-height-at-least="0.1665in" fo:text-indent="0in" style:auto-text-indent="false"/>
      <style:text-properties style:font-name="Times New Roman" fo:font-size="12pt" fo:font-weight="normal" officeooo:rsid="000a8deb" officeooo:paragraph-rsid="000ed96b" style:font-size-asian="12pt" style:font-weight-asian="normal" style:font-name-complex="Times New Roman" style:font-size-complex="12pt" style:font-weight-complex="normal"/>
    </style:style>
    <style:style style:name="P20" style:family="paragraph" style:parent-style-name="純文字">
      <style:paragraph-properties fo:margin-left="0.3752in" fo:margin-right="0in" style:line-height-at-least="0.1665in" fo:text-indent="0in" style:auto-text-indent="false"/>
      <style:text-properties style:font-name="Times New Roman" fo:font-size="12pt" fo:font-weight="normal" officeooo:rsid="000ed96b" officeooo:paragraph-rsid="000ed96b" style:font-size-asian="12pt" style:font-weight-asian="normal" style:font-name-complex="Times New Roman" style:font-size-complex="12pt" style:font-weight-complex="normal"/>
    </style:style>
    <style:style style:name="P21" style:family="paragraph" style:parent-style-name="純文字" style:master-page-name="">
      <style:paragraph-properties fo:margin-left="0.3752in" fo:margin-right="0in" fo:text-align="start" style:justify-single-word="false" fo:orphans="0" fo:widows="0" fo:hyphenation-ladder-count="no-limit" fo:text-indent="0in" style:auto-text-indent="false" style:page-number="auto" style:writing-mode="lr-tb"/>
      <style:text-properties style:font-name="Times New Roman" fo:font-size="16pt" officeooo:paragraph-rsid="0013b378" style:font-size-asian="16pt" style:font-name-complex="Times New Roman" fo:hyphenate="false" fo:hyphenation-remain-char-count="2" fo:hyphenation-push-char-count="2"/>
    </style:style>
    <style:style style:name="P22" style:family="paragraph" style:parent-style-name="純文字">
      <style:paragraph-properties fo:margin-left="0.5in" fo:margin-right="0in" style:line-height-at-least="0.1665in" fo:text-indent="-0.1252in" style:auto-text-indent="false"/>
      <style:text-properties fo:font-size="12pt" fo:font-weight="normal" officeooo:paragraph-rsid="00055f4d" style:font-size-asian="12pt" style:font-weight-asian="normal" style:font-size-complex="12pt" style:font-weight-complex="normal"/>
    </style:style>
    <style:style style:name="P23" style:family="paragraph" style:parent-style-name="純文字">
      <style:paragraph-properties fo:margin-left="0.5in" fo:margin-right="0in" style:line-height-at-least="0.1665in" fo:text-indent="-0.1252in" style:auto-text-indent="false"/>
      <style:text-properties fo:font-size="12pt" fo:font-weight="normal" officeooo:rsid="000a8deb" officeooo:paragraph-rsid="000a8deb" style:font-size-asian="12pt" style:font-weight-asian="normal" style:font-size-complex="12pt" style:font-weight-complex="normal"/>
    </style:style>
    <style:style style:name="P24" style:family="paragraph" style:parent-style-name="純文字">
      <style:paragraph-properties fo:margin-left="0.5in" fo:margin-right="0in" style:line-height-at-least="0.1665in" fo:text-indent="-0.1252in" style:auto-text-indent="false"/>
      <style:text-properties fo:font-size="12pt" fo:font-weight="normal" officeooo:rsid="000a8deb" officeooo:paragraph-rsid="000b250b" style:font-size-asian="12pt" style:font-weight-asian="normal" style:font-size-complex="12pt" style:font-weight-complex="normal"/>
    </style:style>
    <style:style style:name="P25" style:family="paragraph" style:parent-style-name="純文字">
      <style:paragraph-properties fo:margin-left="0.6902in" fo:margin-right="0in" style:line-height-at-least="0.1665in" fo:text-indent="0in" style:auto-text-indent="false"/>
      <style:text-properties style:font-name="Times New Roman" fo:font-size="10pt" style:font-size-asian="10pt" style:font-name-complex="Times New Roman"/>
    </style:style>
    <style:style style:name="P26" style:family="paragraph" style:parent-style-name="純文字">
      <style:paragraph-properties fo:margin-left="0.75in" fo:margin-right="0in" style:line-height-at-least="0.1665in" fo:text-indent="-0.3752in" style:auto-text-indent="false">
        <style:tab-stops>
          <style:tab-stop style:position="0.75in"/>
        </style:tab-stops>
      </style:paragraph-properties>
      <style:text-properties officeooo:paragraph-rsid="0010cafb"/>
    </style:style>
    <style:style style:name="P27" style:family="paragraph" style:parent-style-name="純文字">
      <style:paragraph-properties fo:margin-left="0.75in" fo:margin-right="0in" style:line-height-at-least="0.1665in" fo:text-indent="0in" style:auto-text-indent="false">
        <style:tab-stops>
          <style:tab-stop style:position="0.75in"/>
        </style:tab-stops>
      </style:paragraph-properties>
      <style:text-properties style:font-name="Times New Roman" fo:font-size="10pt" style:font-size-asian="10pt" style:font-name-complex="Times New Roman"/>
    </style:style>
    <style:style style:name="P28" style:family="paragraph" style:parent-style-name="純文字">
      <style:paragraph-properties fo:margin-left="0.3752in" fo:margin-right="0in" style:line-height-at-least="0.1665in" fo:text-indent="0.2917in" style:auto-text-indent="false"/>
      <style:text-properties style:font-name="Times New Roman" style:font-name-complex="Times New Roman"/>
    </style:style>
    <style:style style:name="P29" style:family="paragraph" style:parent-style-name="純文字">
      <style:paragraph-properties fo:margin-left="0.3752in" fo:margin-right="0in" style:line-height-at-least="0.1665in" fo:text-indent="0.2917in" style:auto-text-indent="false"/>
      <style:text-properties style:font-name="Times New Roman" fo:font-size="10pt" style:font-size-asian="10pt" style:font-name-complex="Times New Roman"/>
    </style:style>
    <style:style style:name="P30" style:family="paragraph" style:parent-style-name="純文字">
      <style:paragraph-properties fo:margin-left="0.3335in" fo:margin-right="0in" style:line-height-at-least="0.1665in" fo:text-indent="0in" style:auto-text-indent="false"/>
      <style:text-properties style:font-name="Times New Roman" style:font-name-complex="Times New Roman"/>
    </style:style>
    <style:style style:name="P31" style:family="paragraph" style:parent-style-name="純文字">
      <style:paragraph-properties fo:margin-left="0.7083in" fo:margin-right="0in" style:line-height-at-least="0.1665in" fo:text-indent="0in" style:auto-text-indent="false"/>
      <style:text-properties style:font-name="Times New Roman" style:font-name-complex="Times New Roman"/>
    </style:style>
    <style:style style:name="P32" style:family="paragraph" style:parent-style-name="純文字">
      <style:paragraph-properties fo:margin-left="0.7083in" fo:margin-right="0in" style:line-height-at-least="0.1665in" fo:text-indent="0in" style:auto-text-indent="false"/>
      <style:text-properties style:font-name="Times New Roman" officeooo:rsid="0012b29d" officeooo:paragraph-rsid="0012b29d" style:font-name-complex="Times New Roman"/>
    </style:style>
    <style:style style:name="P33" style:family="paragraph" style:parent-style-name="純文字">
      <style:paragraph-properties fo:margin-left="0.7083in" fo:margin-right="0in" style:line-height-at-least="0.1665in" fo:text-indent="0in" style:auto-text-indent="false"/>
      <style:text-properties officeooo:rsid="0012b29d" officeooo:paragraph-rsid="0012b29d"/>
    </style:style>
    <style:style style:name="P34" style:family="paragraph" style:parent-style-name="純文字">
      <style:paragraph-properties fo:margin-left="0.3299in" fo:margin-right="0in" style:line-height-at-least="0.1665in" fo:text-indent="-0.0063in" style:auto-text-indent="false"/>
      <style:text-properties style:font-name="Times New Roman" fo:font-size="14pt" style:font-size-asian="14pt" style:font-name-complex="Times New Roman"/>
    </style:style>
    <style:style style:name="P35" style:family="paragraph" style:parent-style-name="純文字">
      <style:paragraph-properties fo:margin-left="1.1236in" fo:margin-right="0in" style:line-height-at-least="0.1665in" fo:text-indent="-0.1283in" style:auto-text-indent="false"/>
      <style:text-properties officeooo:paragraph-rsid="0013b378"/>
    </style:style>
    <style:style style:name="P36" style:family="paragraph" style:parent-style-name="純文字">
      <style:paragraph-properties fo:margin-left="0.8063in" fo:margin-right="0in" style:line-height-at-least="0.1665in" fo:text-indent="-0.1161in" style:auto-text-indent="false"/>
      <style:text-properties style:font-name="Times New Roman" style:font-name-complex="Times New Roman"/>
    </style:style>
    <style:style style:name="P37" style:family="paragraph" style:parent-style-name="純文字">
      <style:paragraph-properties fo:margin-left="0.7937in" fo:margin-right="0in" style:line-height-at-least="0.1665in" fo:text-indent="-0.0917in" style:auto-text-indent="false"/>
      <style:text-properties style:font-name="Times New Roman" style:font-name-complex="Times New Roman"/>
    </style:style>
    <style:style style:name="P38" style:family="paragraph" style:parent-style-name="純文字">
      <style:paragraph-properties fo:margin-left="1.0992in" fo:margin-right="0in" style:line-height-at-least="0.1665in" fo:text-indent="-0.2016in" style:auto-text-indent="false"/>
    </style:style>
    <style:style style:name="P39" style:family="paragraph" style:parent-style-name="純文字">
      <style:paragraph-properties fo:margin-left="1.0016in" fo:margin-right="0in" style:line-height-at-least="0.1665in" fo:text-indent="0in" style:auto-text-indent="false"/>
      <style:text-properties style:font-name="Times New Roman" fo:font-size="10pt" style:font-size-asian="10pt" style:font-name-complex="Times New Roman" style:font-size-complex="10pt"/>
    </style:style>
    <style:style style:name="P40" style:family="paragraph" style:parent-style-name="純文字">
      <style:paragraph-properties fo:margin-left="0.8in" fo:margin-right="0in" style:line-height-at-least="0.1665in" fo:text-indent="-0.0854in" style:auto-text-indent="false"/>
      <style:text-properties style:font-name="Times New Roman" style:font-name-complex="Times New Roman"/>
    </style:style>
    <style:style style:name="P41" style:family="paragraph" style:parent-style-name="純文字">
      <style:paragraph-properties fo:margin-left="0.0063in" fo:margin-right="0in" style:line-height-at-least="0.1665in" fo:text-indent="-0.0126in" style:auto-text-indent="false"/>
      <style:text-properties style:font-name="Times New Roman" fo:font-size="14pt" style:font-size-asian="14pt" style:font-name-complex="Times New Roman"/>
    </style:style>
    <style:style style:name="P42" style:family="paragraph" style:parent-style-name="純文字">
      <style:paragraph-properties fo:margin-left="0.3299in" fo:margin-right="0in" style:line-height-at-least="0.1665in" fo:text-indent="0in" style:auto-text-indent="false"/>
      <style:text-properties style:font-name="Times New Roman" fo:font-size="12pt" style:font-size-asian="12pt" style:font-name-complex="Times New Roman" style:font-size-complex="12pt"/>
    </style:style>
    <style:style style:name="P43" style:family="paragraph" style:parent-style-name="純文字" style:master-page-name="Standard">
      <style:paragraph-properties style:page-number="auto"/>
    </style:style>
    <style:style style:name="P44" style:family="paragraph" style:parent-style-name="純文字" style:master-page-name="">
      <style:paragraph-properties fo:margin-left="0.6252in" fo:margin-right="0in" style:line-height-at-least="0.1665in" fo:text-align="start" style:justify-single-word="false" fo:orphans="0" fo:widows="0" fo:hyphenation-ladder-count="no-limit" fo:text-indent="-0.1252in" style:auto-text-indent="false" style:page-number="auto" style:writing-mode="lr-tb"/>
      <style:text-properties fo:font-size="12pt" fo:font-weight="normal" officeooo:rsid="000a8deb" officeooo:paragraph-rsid="000a8deb" style:font-size-asian="12pt" style:font-weight-asian="normal" style:font-size-complex="12pt" style:font-weight-complex="normal" fo:hyphenate="false" fo:hyphenation-remain-char-count="2" fo:hyphenation-push-char-count="2"/>
    </style:style>
    <style:style style:name="P45" style:family="paragraph" style:parent-style-name="純文字">
      <style:paragraph-properties fo:margin-left="0.6252in" fo:margin-right="0in" style:line-height-at-least="0.1665in" fo:text-align="start" style:justify-single-word="false" fo:orphans="0" fo:widows="0" fo:hyphenation-ladder-count="no-limit" fo:text-indent="-0.1252in" style:auto-text-indent="false" style:writing-mode="lr-tb"/>
      <style:text-properties style:font-name="Times New Roman" fo:font-size="12pt" fo:font-weight="normal" officeooo:rsid="000a8deb" officeooo:paragraph-rsid="000b250b" style:font-size-asian="12pt" style:font-weight-asian="normal" style:font-name-complex="Times New Roman" style:font-size-complex="12pt" style:font-weight-complex="normal" fo:hyphenate="false" fo:hyphenation-remain-char-count="2" fo:hyphenation-push-char-count="2"/>
    </style:style>
    <style:style style:name="P46" style:family="paragraph" style:parent-style-name="純文字" style:master-page-name="">
      <style:paragraph-properties fo:margin-left="0.6252in" fo:margin-right="0in" style:line-height-at-least="0.1665in" fo:text-align="start" style:justify-single-word="false" fo:orphans="0" fo:widows="0" fo:hyphenation-ladder-count="no-limit" fo:text-indent="-0.1252in" style:auto-text-indent="false" style:page-number="auto" style:writing-mode="lr-tb"/>
      <style:text-properties style:font-name="Times New Roman" fo:font-size="12pt" fo:font-weight="normal" officeooo:rsid="000a8deb" officeooo:paragraph-rsid="000b250b" style:font-size-asian="12pt" style:font-weight-asian="normal" style:font-name-complex="Times New Roman" style:font-size-complex="12pt" style:font-weight-complex="normal" fo:hyphenate="false" fo:hyphenation-remain-char-count="2" fo:hyphenation-push-char-count="2"/>
    </style:style>
    <style:style style:name="P47" style:family="paragraph" style:parent-style-name="純文字" style:master-page-name="">
      <style:paragraph-properties fo:margin-left="0.75in" fo:margin-right="0in" style:line-height-at-least="0.1665in" fo:text-align="start" style:justify-single-word="false" fo:orphans="0" fo:widows="0" fo:hyphenation-ladder-count="no-limit" fo:text-indent="-0.1252in" style:auto-text-indent="false" style:page-number="auto" style:writing-mode="lr-tb"/>
      <style:text-properties officeooo:rsid="0012b29d" officeooo:paragraph-rsid="0012b29d" fo:hyphenate="false" fo:hyphenation-remain-char-count="2" fo:hyphenation-push-char-count="2"/>
    </style:style>
    <style:style style:name="P48" style:family="paragraph" style:parent-style-name="純文字">
      <style:paragraph-properties fo:margin-left="0.75in" fo:margin-right="0in" style:line-height-at-least="0.1665in" fo:text-align="start" style:justify-single-word="false" fo:orphans="0" fo:widows="0" fo:hyphenation-ladder-count="no-limit" fo:text-indent="-0.1252in" style:auto-text-indent="false" style:writing-mode="lr-tb"/>
      <style:text-properties officeooo:rsid="0012b29d" officeooo:paragraph-rsid="0012b29d" fo:hyphenate="false" fo:hyphenation-remain-char-count="2" fo:hyphenation-push-char-count="2"/>
    </style:style>
    <style:style style:name="P49" style:family="paragraph" style:parent-style-name="純文字" style:master-page-name="">
      <style:paragraph-properties fo:margin-left="0.75in" fo:margin-right="0in" style:line-height-at-least="0.1665in" fo:text-align="start" style:justify-single-word="false" fo:orphans="0" fo:widows="0" fo:hyphenation-ladder-count="no-limit" fo:text-indent="-0.1252in" style:auto-text-indent="false" style:page-number="auto" style:writing-mode="lr-tb"/>
      <style:text-properties officeooo:rsid="0012b29d" officeooo:paragraph-rsid="00135176" fo:hyphenate="false" fo:hyphenation-remain-char-count="2" fo:hyphenation-push-char-count="2"/>
    </style:style>
    <style:style style:name="P50" style:family="paragraph" style:parent-style-name="純文字" style:master-page-name="">
      <style:paragraph-properties fo:margin-left="0.75in" fo:margin-right="0in" style:line-height-at-least="0.1665in" fo:text-align="start" style:justify-single-word="false" fo:orphans="0" fo:widows="0" fo:hyphenation-ladder-count="no-limit" fo:text-indent="-0.1252in" style:auto-text-indent="false" style:page-number="auto" style:writing-mode="lr-tb"/>
      <style:text-properties officeooo:rsid="0012b29d" officeooo:paragraph-rsid="00135176" fo:hyphenate="false" fo:hyphenation-remain-char-count="2" fo:hyphenation-push-char-count="2"/>
    </style:style>
    <style:style style:name="P51" style:family="paragraph" style:parent-style-name="純文字" style:master-page-name="">
      <style:paragraph-properties fo:margin-left="0.9366in" fo:margin-right="0in" style:line-height-at-least="0.1665in" fo:text-align="start" style:justify-single-word="false" fo:orphans="0" fo:widows="0" fo:hyphenation-ladder-count="no-limit" fo:text-indent="-0.1252in" style:auto-text-indent="false" style:page-number="auto" style:writing-mode="lr-tb"/>
      <style:text-properties officeooo:rsid="0012b29d" officeooo:paragraph-rsid="0012b29d" fo:hyphenate="false" fo:hyphenation-remain-char-count="2" fo:hyphenation-push-char-count="2"/>
    </style:style>
    <style:style style:name="P52" style:family="paragraph" style:parent-style-name="純文字" style:master-page-name="">
      <style:paragraph-properties fo:margin-left="0.9366in" fo:margin-right="0in" style:line-height-at-least="0.1665in" fo:text-align="start" style:justify-single-word="false" fo:orphans="0" fo:widows="0" fo:hyphenation-ladder-count="no-limit" fo:text-indent="-0.1252in" style:auto-text-indent="false" style:page-number="auto" style:writing-mode="lr-tb"/>
      <style:text-properties officeooo:rsid="0012b29d" officeooo:paragraph-rsid="00133df4" fo:hyphenate="false" fo:hyphenation-remain-char-count="2" fo:hyphenation-push-char-count="2"/>
    </style:style>
    <style:style style:name="P53" style:family="paragraph" style:parent-style-name="純文字">
      <style:paragraph-properties fo:margin-left="0.9366in" fo:margin-right="0in" style:line-height-at-least="0.1665in" fo:text-align="start" style:justify-single-word="false" fo:orphans="0" fo:widows="0" fo:hyphenation-ladder-count="no-limit" fo:text-indent="-0.1252in" style:auto-text-indent="false" style:writing-mode="lr-tb"/>
      <style:text-properties officeooo:rsid="0012b29d" officeooo:paragraph-rsid="00135176" fo:hyphenate="false" fo:hyphenation-remain-char-count="2" fo:hyphenation-push-char-count="2"/>
    </style:style>
    <style:style style:name="P54" style:family="paragraph" style:parent-style-name="純文字" style:master-page-name="">
      <style:paragraph-properties fo:margin-left="1.1252in" fo:margin-right="0in" style:line-height-at-least="0.1665in" fo:text-align="start" style:justify-single-word="false" fo:orphans="0" fo:widows="0" fo:hyphenation-ladder-count="no-limit" fo:text-indent="-0.1252in" style:auto-text-indent="false" style:page-number="auto" style:writing-mode="lr-tb"/>
      <style:text-properties officeooo:rsid="0012b29d" officeooo:paragraph-rsid="00133df4" fo:hyphenate="false" fo:hyphenation-remain-char-count="2" fo:hyphenation-push-char-count="2"/>
    </style:style>
    <style:style style:name="P55" style:family="paragraph" style:parent-style-name="純文字" style:master-page-name="">
      <style:paragraph-properties fo:margin-left="0.8118in" fo:margin-right="0in" style:line-height-at-least="0.1665in" fo:text-align="start" style:justify-single-word="false" fo:orphans="0" fo:widows="0" fo:hyphenation-ladder-count="no-limit" fo:text-indent="-0.1252in" style:auto-text-indent="false" style:page-number="auto" style:writing-mode="lr-tb"/>
      <style:text-properties style:font-name="Times New Roman" fo:font-size="12pt" officeooo:paragraph-rsid="0013b378" style:font-size-asian="12pt" style:font-name-complex="Times New Roman" style:font-size-complex="12pt" fo:hyphenate="false" fo:hyphenation-remain-char-count="2" fo:hyphenation-push-char-count="2"/>
    </style:style>
    <style:style style:name="P56" style:family="paragraph" style:parent-style-name="純文字">
      <style:paragraph-properties fo:margin-left="0.8118in" fo:margin-right="0in" style:line-height-at-least="0.1665in" fo:text-align="start" style:justify-single-word="false" fo:orphans="0" fo:widows="0" fo:hyphenation-ladder-count="no-limit" fo:text-indent="-0.1252in" style:auto-text-indent="false" style:writing-mode="lr-tb"/>
      <style:text-properties style:font-name="Times New Roman" fo:font-size="12pt" officeooo:paragraph-rsid="0013b378" style:font-size-asian="12pt" style:font-name-complex="Times New Roman" style:font-size-complex="12pt" fo:hyphenate="false" fo:hyphenation-remain-char-count="2" fo:hyphenation-push-char-count="2"/>
    </style:style>
    <style:style style:name="P57" style:family="paragraph" style:parent-style-name="Footer">
      <style:paragraph-properties fo:margin-left="0in" fo:margin-right="0.25in" fo:text-indent="0in" style:auto-text-indent="false"/>
    </style:style>
    <style:style style:name="T1" style:family="text">
      <style:text-properties style:font-name="Times New Roman" style:font-name-complex="Times New Roman"/>
    </style:style>
    <style:style style:name="T2" style:family="text">
      <style:text-properties style:font-name="Times New Roman" style:font-name-complex="Times New Roman" style:font-size-complex="12pt"/>
    </style:style>
    <style:style style:name="T3" style:family="text">
      <style:text-properties style:font-name="Times New Roman" officeooo:rsid="00055f4d" style:font-name-complex="Times New Roman"/>
    </style:style>
    <style:style style:name="T4" style:family="text">
      <style:text-properties style:font-name="Times New Roman" officeooo:rsid="000893fd" style:font-name-complex="Times New Roman"/>
    </style:style>
    <style:style style:name="T5" style:family="text">
      <style:text-properties style:font-name="Times New Roman" officeooo:rsid="000753ad" style:font-name-complex="Times New Roman"/>
    </style:style>
    <style:style style:name="T6" style:family="text">
      <style:text-properties style:font-name="Times New Roman" officeooo:rsid="000b250b" style:font-name-complex="Times New Roman"/>
    </style:style>
    <style:style style:name="T7" style:family="text">
      <style:text-properties style:font-name="Times New Roman" officeooo:rsid="0012b29d" style:font-name-complex="Times New Roman"/>
    </style:style>
    <style:style style:name="T8" style:family="text">
      <style:text-properties style:font-name="Times New Roman" officeooo:rsid="0013b378" style:font-name-complex="Times New Roman"/>
    </style:style>
    <style:style style:name="T9" style:family="text">
      <style:text-properties style:font-name="Times New Roman" style:font-name-asian="Times New Roman" style:font-name-complex="Times New Roman"/>
    </style:style>
    <style:style style:name="T10" style:family="text">
      <style:text-properties style:font-name="Times New Roman" fo:font-size="12pt" style:text-underline-style="none" style:font-name-asian="Times New Roman" style:font-size-asian="12pt" style:font-name-complex="Times New Roman" style:font-size-complex="12pt"/>
    </style:style>
    <style:style style:name="T11" style:family="text">
      <style:text-properties style:font-name="Times New Roman" fo:font-size="12pt" fo:font-weight="normal"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0a8deb"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0ed96b" style:font-size-asian="12pt" style:font-weight-asian="normal" style:font-name-complex="Times New Roman" style:font-size-complex="12pt" style:font-weight-complex="normal"/>
    </style:style>
    <style:style style:name="T14" style:family="text">
      <style:text-properties style:font-name="Times New Roman" fo:font-size="12pt" style:font-size-asian="12pt" style:font-name-complex="Times New Roman" style:font-size-complex="12pt"/>
    </style:style>
    <style:style style:name="T15" style:family="text">
      <style:text-properties style:font-name="Times New Roman" fo:font-size="12pt" officeooo:rsid="0010cafb" style:font-size-asian="12pt" style:font-name-complex="Times New Roman" style:font-size-complex="12pt"/>
    </style:style>
    <style:style style:name="T16" style:family="text">
      <style:text-properties style:font-name="Times New Roman" fo:font-size="12pt" style:font-name-asian="Times New Roman" style:font-size-asian="12pt" style:font-name-complex="Times New Roman" style:font-size-complex="12pt"/>
    </style:style>
    <style:style style:name="T17" style:family="text">
      <style:text-properties style:font-name="Times New Roman" fo:font-size="12pt" officeooo:rsid="0010cafb" style:font-name-asian="Times New Roman" style:font-size-asian="12pt" style:font-name-complex="Times New Roman" style:font-size-complex="12pt"/>
    </style:style>
    <style:style style:name="T18" style:family="text">
      <style:text-properties style:font-name="Times New Roman" fo:font-size="12pt" officeooo:rsid="00133df4" style:font-name-asian="Times New Roman" style:font-size-asian="12pt" style:font-name-complex="Times New Roman" style:font-size-complex="12pt"/>
    </style:style>
    <style:style style:name="T19" style:family="text">
      <style:text-properties style:font-name="Times New Roman" fo:font-size="12pt" officeooo:rsid="00135176" style:font-name-asian="Times New Roman" style:font-size-asian="12pt" style:font-name-complex="Times New Roman" style:font-size-complex="12pt"/>
    </style:style>
    <style:style style:name="T20" style:family="text">
      <style:text-properties style:font-name="Times New Roman" fo:font-size="10pt" style:font-size-asian="10pt" style:font-name-complex="Times New Roman"/>
    </style:style>
    <style:style style:name="T21" style:family="text">
      <style:text-properties style:font-name="Times New Roman" fo:font-size="10pt" style:font-size-asian="10pt" style:font-name-complex="Times New Roman" style:font-size-complex="10pt"/>
    </style:style>
    <style:style style:name="T22" style:family="text">
      <style:text-properties style:font-name="Times New Roman" fo:font-size="10pt" style:font-name-asian="Times New Roman" style:font-size-asian="10pt" style:font-name-complex="Times New Roman" style:font-size-complex="10pt"/>
    </style:style>
    <style:style style:name="T23" style:family="text">
      <style:text-properties style:font-name="Times New Roman" fo:font-size="10pt" officeooo:rsid="0010cafb" style:font-name-asian="Times New Roman" style:font-size-asian="10pt" style:font-name-complex="Times New Roman" style:font-size-complex="10pt"/>
    </style:style>
    <style:style style:name="T24" style:family="text">
      <style:text-properties style:font-name="Times New Roman" style:letter-kerning="true" style:font-name-complex="Times New Roman"/>
    </style:style>
    <style:style style:name="T25" style:family="text">
      <style:text-properties style:font-name="Times New Roman" style:letter-kerning="true" style:font-name-complex="Times New Roman" style:font-size-complex="12pt"/>
    </style:style>
    <style:style style:name="T26" style:family="text">
      <style:text-properties style:font-name="Times New Roman" fo:font-size="14pt" style:font-size-asian="14pt" style:font-name-complex="Times New Roman"/>
    </style:style>
    <style:style style:name="T27" style:family="text">
      <style:text-properties style:font-name="Times New Roman" fo:font-size="14pt" officeooo:rsid="0012b29d" style:font-size-asian="14pt" style:font-name-complex="Times New Roman"/>
    </style:style>
    <style:style style:name="T28" style:family="text">
      <style:text-properties style:font-name="Times New Roman" fo:font-size="14pt" style:font-size-asian="14pt" style:font-name-complex="Times New Roman" style:font-size-complex="10pt"/>
    </style:style>
    <style:style style:name="T29" style:family="text">
      <style:text-properties style:font-name="Times New Roman" fo:font-weight="bold" officeooo:rsid="0013b378" style:font-weight-asian="bold" style:font-name-complex="Times New Roman" style:font-weight-complex="bold"/>
    </style:style>
    <style:style style:name="T30" style:family="text">
      <style:text-properties style:font-name="Times New Roman" fo:font-weight="normal" officeooo:rsid="0013b378" style:font-weight-asian="normal" style:font-name-complex="Times New Roman" style:font-weight-complex="normal"/>
    </style:style>
    <style:style style:name="T31" style:family="text">
      <style:text-properties style:font-name="Times New Roman" style:text-underline-style="none" fo:font-weight="normal" officeooo:rsid="0013b378" style:font-weight-asian="normal" style:font-name-complex="Times New Roman" style:font-weight-complex="normal"/>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style:letter-kerning="true" style:font-size-asian="12pt" style:font-weight-asian="normal" style:font-size-complex="12pt" style:font-weight-complex="normal"/>
    </style:style>
    <style:style style:name="T34" style:family="text">
      <style:text-properties fo:color="#000000" style:font-name="Times New Roman" style:text-underline-style="none" fo:font-weight="normal" officeooo:rsid="0013b378" style:font-weight-asian="normal" style:font-name-complex="Times New Roman" style:font-weight-complex="normal"/>
    </style:style>
    <style:style style:name="T35" style:family="text">
      <style:text-properties fo:font-weight="normal" style:font-weight-asian="normal" style:font-weight-complex="normal"/>
    </style:style>
    <style:style style:name="T36" style:family="text">
      <style:text-properties style:letter-kerning="true"/>
    </style:style>
    <style:style style:name="T37" style:family="text">
      <style:text-properties officeooo:rsid="000753ad"/>
    </style:style>
    <style:style style:name="T38" style:family="text">
      <style:text-properties officeooo:rsid="000893fd"/>
    </style:style>
    <style:style style:name="T39" style:family="text">
      <style:text-properties officeooo:rsid="000b250b"/>
    </style:style>
    <style:style style:name="T40" style:family="text">
      <style:text-properties officeooo:rsid="000bf98a"/>
    </style:style>
    <style:style style:name="T41" style:family="text">
      <style:text-properties officeooo:rsid="0010cafb"/>
    </style:style>
    <style:style style:name="T42" style:family="text">
      <style:text-properties fo:font-size="14pt" officeooo:rsid="0013b378" style:font-size-asian="14pt" style:font-size-complex="10pt"/>
    </style:style>
    <style:style style:name="T43" style:family="text">
      <style:text-properties officeooo:rsid="0013b378"/>
    </style:style>
    <style:style style:name="T44"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08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Chung-Shu Chen（陳鍾樞）</text:span><text:span text:style-name="T9"> <text:s text:c="32"/></text:span><text:span text:style-name="T1">E-mail: </text:span><text:a xlink:type="simple" xlink:href="mailto:gamma_chen@yahoo.com.tw"><text:span text:style-name="Internet_20_link"><text:span text:style-name="T1">gamma_chen@yahoo.com.tw</text:span></text:span></text:a></text:p>
      <text:p text:style-name="純文字"><text:span text:style-name="Internet_20_link"><text:span text:style-name="T10">Addr: No.10, Ln. 430, Ziqiang S. Rd., Zhubei City, Hsinchu County 302, Taiwan (R.O.C.)</text:span></text:span></text:p>
      <text:p text:style-name="P1">RESUME</text:p>
      <text:p text:style-name="P9"><text:span text:style-name="T26">Personal website</text:span></text:p>
      <text:p text:style-name="P21"><text:a xlink:type="simple" xlink:href="http://jonathan2251.github.io/web/index.html"><text:span text:style-name="Internet_20_link">http://jonathan2251.github.io/w</text:span></text:a><text:a xlink:type="simple" xlink:href="http://jonathan2251.github.io/web/index.html"><text:span text:style-name="Internet_20_link"><text:span text:style-name="T38">s</text:span></text:span></text:a><text:a xlink:type="simple" xlink:href="http://jonathan2251.github.io/web/index.html"><text:span text:style-name="Internet_20_link">/index.html</text:span></text:a></text:p>
      <text:p text:style-name="P7"><text:span text:style-name="T26">My LLVM open source work</text:span></text:p>
      <text:p text:style-name="P22"><text:span text:style-name="T3">Tutorial\: Creating an LLVM Backend for the Cpu0 Architecture: <text:s/></text:span><text:a xlink:type="simple" xlink:href="http://jonathan2251.github.com/lbd/index.html"><text:span text:style-name="T3">http://jonathan2251.github.com/lbd/index.html</text:span></text:a><text:span text:style-name="T1">.</text:span></text:p>
      <text:p text:style-name="P22"><text:span text:style-name="T3">Tutorial\: Creating an LLVM Toolchain for the Cpu0 Architecture: <text:s/></text:span><text:a xlink:type="simple" xlink:href="http://jonathan2251.github.com/lbt/index.html"><text:span text:style-name="T3">http://jonathan2251.github.com/lbt/index.html</text:span></text:a><text:span text:style-name="T1">.</text:span></text:p>
      <text:p text:style-name="P6"><text:span text:style-name="T26">Qualifications</text:span></text:p>
      <text:p text:style-name="P23"><text:span text:style-name="T5">- LLVM backend working experience and front end knowledge.</text:span></text:p>
      <text:p text:style-name="P44"><text:span text:style-name="T5">- </text:span><text:span text:style-name="T1">My work is on http://jonathan2251.github.com/lbd/index.html and accepted by LLVM official web at http://llvm.org/docs/tutorial/#external-tutorials.</text:span></text:p>
      <text:p text:style-name="P18">- Presented llvm/polly to my company's llvm toolchain for loop optimation.</text:p>
      <text:p text:style-name="P46">- Presented the principle of "polyhedrail mathematical model" which behind polly system to compiler team members with 12 hours in total. http://jonathan2251.github.io/lbt/Principle_Polyhedral.pdf</text:p>
      <text:p text:style-name="P45">- <text:span text:style-name="T39">Presented polly system to compiler team with 6 hours in total.</text:span></text:p>
      <text:p text:style-name="P45">- <text:span text:style-name="T39">Discussed the advantage with polly author for applying Polyhedrail mathematical model to pipeline instead of multi-core.</text:span></text:p>
      <text:p text:style-name="P24"><text:span text:style-name="T5">- </text:span><text:span text:style-name="T6">Implement ARM CPU simulator for correction verification.</text:span></text:p>
      <text:p text:style-name="P24"><text:span text:style-name="T5">- </text:span><text:span text:style-name="T6">Beside programming languages, knowing tools such as Sphinx/restructuredtext and Rational Rose/UML to write the document. My books and web site are the examples.</text:span></text:p>
      <text:p text:style-name="P24"><text:span text:style-name="T5">- </text:span><text:span text:style-name="T6">Master degree education, majored in parallel algorithm for different type of processor architecture, like SMP, cube, .... . Compiler design has a lot of algorithm &amp; data structure, especially in vector processor/CPU.</text:span></text:p>
      <text:p text:style-name="P24"><text:span text:style-name="T5">- </text:span><text:span text:style-name="T6">Deep knowledge in CPU architecture and mips cpu, program mips assembly in low level hardware dependent layer. It will be helpful in vector processor compiler program and debug.</text:span></text:p>
      <text:p text:style-name="P24"><text:span text:style-name="T5">- </text:span><text:span text:style-name="T6">Very familiar with C/C++, OOA/OOP, UML, design pattern. Applied these knowledge in real project as above.</text:span></text:p>
      <text:p text:style-name="P24"><text:span text:style-name="T5">- </text:span><text:span text:style-name="T6">Real compiler tool chain use experience, like llvm, gcc, Code Warrior, gdb, ldb.</text:span></text:p>
      <text:p text:style-name="P24"><text:span text:style-name="T5">- </text:span><text:span text:style-name="T6">Nearly 20 years of programming experience in total, which include 10 years of working experience in software design of electronic product.</text:span></text:p>
      <text:p text:style-name="P24"><text:span text:style-name="T5">- </text:span><text:span text:style-name="T6">Majored in Computer Science with MS. degree in 1999.</text:span></text:p>
      <text:p text:style-name="P2">Personal data</text:p>
      <text:p text:style-name="P14">1. Born 1/26/1968, Married.</text:p>
      <text:p text:style-name="P14"><text:soft-page-break/>2. Friendly, and enjoy in programming and handl<text:span text:style-name="T40">ing</text:span> product problem.</text:p>
      <text:p text:style-name="P2">Education</text:p>
      <text:p text:style-name="P14">1997-1999 Master, June 1999, National Taiwan Normal University, Taipei, Major: Computer Science</text:p>
      <text:p text:style-name="P15">1991-1994 B.S., June 1994, National Taiwan Technology University of Science and Technology, Taipei, Major: Industry Engineer</text:p>
      <text:p text:style-name="P3">Licenses</text:p>
      <text:p text:style-name="P15"><text:span text:style-name="T32">Computer Engineer license, 1995</text:span><text:span text:style-name="T33">高等考試資訊技師及格</text:span></text:p>
      <text:p text:style-name="P8"><text:span text:style-name="T26">My published paper</text:span></text:p>
      <text:p text:style-name="P19"><text:span text:style-name="T37">- 行排列法簡化步驟之研究 &lt;http://ir.lib.ntnu.edu.tw/ir/handle/309250000Q/22072?locale=en-US&gt;</text:span></text:p>
      <text:p text:style-name="P8"><text:span text:style-name="T26">Thesis of master degree</text:span></text:p>
      <text:p text:style-name="P20">https://github.com/Jonathan2251/ow/tree/master/sortingnetwork/ThesisMaster</text:p>
      <text:p text:style-name="P8"><text:span text:style-name="T26">Proposal of PHD study</text:span></text:p>
      <text:p text:style-name="P11"><text:span text:style-name="T13">https://github.com/Jonathan2251/ow/tree/master/sortingnetwork/PHD</text:span></text:p>
      <text:p text:style-name="P2">Experience</text:p>
      <text:p text:style-name="P14">March 2013-present</text:p>
      <text:p text:style-name="P10"><text:span text:style-name="T9"><text:s text:c="5"/></text:span><text:span text:style-name="T14">Marvell llvm compiler engineer: LLVM Optimization for ARM. </text:span></text:p>
      <text:p text:style-name="P14">August 2012-March 2013</text:p>
      <text:p text:style-name="P12"><text:span text:style-name="T22"><text:s text:c="5"/></text:span><text:span text:style-name="T17">Writing llvm backend book through studying it</text:span><text:span text:style-name="T14"> </text:span></text:p>
      <text:p text:style-name="P14">September 2004-August 2012</text:p>
      <text:p text:style-name="P14"><text:tab/>Set Top Box for Digital TV Software, Motorola, more <text:span text:style-name="T41">detail</text:span> experiences as follows,</text:p>
      <text:p text:style-name="P25">Design software and over 500 millions of Set Top Box is produced and shipping to market. Use UML (Rational Rose) to design the C++ software frame work and generate code include reverse engineering; Coding the mips cpu assembly language for software low level handling; Apply Yacc/Lex Tool to design and generate C code for the production line test code; Design the new menu/dialog of VC/MFC for the testing &amp; report generator software frame work run on windows operating system; Program VB for product data download system; Linux programming and device driver programming; clear case / git / svn software tools using; Digital Scope, Spectrum, Power meter equipments operating and signal measurement.</text:p>
      <text:p text:style-name="P14">June 1999-September 2004</text:p>
      <text:p text:style-name="P26"><text:span text:style-name="T1"><text:tab/></text:span><text:span text:style-name="T14">DTV(Proton); 802.11b(Abocom); DECT wireless phone (DBTEL); SGSN and GGSN for GPRS&amp;3G(Symmetry) ; CAM(Spirox); more </text:span><text:span text:style-name="T15">detail </text:span><text:span text:style-name="T14">experiences as follows,</text:span></text:p>
      <text:p text:style-name="P27">8051 mcu, arm cpu, C++/VB program, TTCN software language which generate C++ code. 802.11b, dect wireless phone. cvs version control system deployment.</text:p>
      <text:p text:style-name="P14">December 1993-1997</text:p>
      <text:p text:style-name="P28">Programmer, Data processing center of Ministry of Finance, more experiences as follows,</text:p>
      <text:p text:style-name="P29">Cobol language run on large computer (IBM,…).</text:p>
      <text:p text:style-name="P2">Professional specialty</text:p>
      <text:p text:style-name="P15"><text:soft-page-break/>Language: Chinese and Taiwanese fluently, English is OK<text:span text:style-name="T41"> (I talk with English speakers well and write tutoral document for llvm open source code)</text:span></text:p>
      <text:p text:style-name="P30">Computer language:</text:p>
      <text:p text:style-name="P33"><text:span text:style-name="T24">Familiar with OOA/OOP, UML, Design Pattern, STL, C++, Linux device driver and Linux programming, Keil C (8051 C compiler). Knowing and has real experience in programming of VC/Window Programming, VB.</text:span></text:p>
      <text:p text:style-name="P30">Software Tools:</text:p>
      <text:p text:style-name="P33"><text:span text:style-name="T2">Rational Rose (UML tool), Yacc/Lex (Compiler or Language parsing tool), TTCN (protocol verify tool which generate C/C++ code), Install Shield (write windows install software package tool), SQL (data base language), Linux/gcc tool chains, Code Warrior IDE compiler, clear case/git/svn/cvs software version control system tool.</text:span></text:p>
      <text:p text:style-name="P30">Equipments:</text:p>
      <text:p text:style-name="P32">Digital Scope, Spectrum, Power meter equipments operation.</text:p>
      <text:p text:style-name="P30">Special skill:</text:p>
      <text:p text:style-name="P33"><text:span text:style-name="T1">Clang/llvm compiler, Linux Driver, USB, FAT files system, DTV, DECT, 802.11b, JPEG coding, Sorting Algorithm, mips arm7 cpu, 8051 mcu.</text:span></text:p>
      <text:p text:style-name="P4">Compiler or CPU related experience</text:p>
      <text:p text:style-name="P16">CPU architecture study</text:p>
      <text:p text:style-name="P47"><text:span text:style-name="T9">- </text:span><text:span text:style-name="T16">Studied book “Computer Architecture – A Quantitative Approach” and Mips CPU user manual. Verilog language/tool study.</text:span></text:p>
      <text:p text:style-name="P48"><text:span text:style-name="T16">- Apply in work:</text:span></text:p>
      <text:p text:style-name="P51"><text:span text:style-name="T16">- Find the compiler bug of Code Warrior compiler for Mips cpu. The bug come from #pack(1) statement code generation.</text:span></text:p>
      <text:p text:style-name="P54"><text:span text:style-name="T16">- I mailed the bug along with example code to Code Warrior and it admited that this was a bug of their compiler for mips backend.</text:span></text:p>
      <text:p text:style-name="P52"><text:span text:style-name="T16">- </text:span><text:span text:style-name="T18">Implemented the mini process mechanism with mips assembly language to solve the program hang problem. After this implementation, the code was running more stable and fast. It was a serious problem since when one test item hang on, the other test items scheduled after that wouldn't be run. In this situation, operator had no idea of the test result since test result was displayed after all test items executed. I implemented a mechanism (hundred lines of mips assembly) to jump out from the test item (by restore the stack and cpu registers status) [#bltc-process]_.</text:span><text:span text:style-name="T16"> </text:span></text:p>
      <text:p text:style-name="P53"><text:span text:style-name="T16">- </text:span><text:span text:style-name="T18">Applied Verilog and book “Computer Architecture" knowledge to change Cpu0 verilog code to fit my llvm backend compiler design.</text:span></text:p>
      <text:p text:style-name="P17">Compiler study</text:p>
      <text:p text:style-name="P49"><text:span text:style-name="T9">- </text:span><text:span text:style-name="T19">Studied llvm front &amp; backend design. Study book “Compilers – Principles, Techniques, &amp; tools 2nd Aho,...” and yacc and lex tool.</text:span></text:p>
      <text:p text:style-name="P49"><text:span text:style-name="T18">- Apply in work:</text:span></text:p>
      <text:p text:style-name="P53"><text:soft-page-break/><text:span text:style-name="T18">- </text:span><text:span text:style-name="T19">I implemented the Cpu0 llvm compiler backend started from scratch for tutorial purpose, and writing books as in my publish books. A lot of readers have been asking me questions and I answering them out of working time.</text:span></text:p>
      <text:p text:style-name="P53"><text:span text:style-name="T18">- </text:span><text:span text:style-name="T19">Applied the compiler syntax parsing tool, yacc &amp; lex, in test station design (specify test items for each station in script language I defined) [#bltc-gen-testitems]_. </text:span></text:p>
      <text:p text:style-name="P2">Achievement</text:p>
      <text:p text:style-name="P34">Marvell</text:p>
      <text:p text:style-name="P31">- Import polly for Marvell llvm toolchain optimization. Polly do loop optimization.</text:p>
      <text:p text:style-name="P35"><text:span text:style-name="T1">- </text:span><text:span text:style-name="T21">The advantage is that it may be 500% speed up in some numerical application program, such as matrix multiplication, or other kind of matrix operation.</text:span></text:p>
      <text:p text:style-name="P55">- <text:span text:style-name="T43">I applied compiler code generation concept to propose this solution and Csim team adopted it [#marvell-csim-codegen]_.</text:span></text:p>
      <text:p text:style-name="P56">- <text:span text:style-name="T43">I completed cmake and adjusted python programs to build Csim instead of make [#marvell-csim-cmake]_. </text:span></text:p>
      <text:p text:style-name="P56">- <text:span text:style-name="T43">Report the better solution for cmake writting and performance compare with ninja [#marvell-csim-report]_.</text:span></text:p>
      <text:p text:style-name="P34">Motorola</text:p>
      <text:p text:style-name="P36">- Design QIP7kP1 and P2 board level testing code. Over 500 millions units of QIP7k model of Set Top Box was tested with this code on production line, as well as shipping to market. Other major products DCX33, DCX34 and DCX35 (over 1000 millions of box) was porting from QIP7kP1 &amp; QIP7kP2.</text:p>
      <text:p text:style-name="P37">- Combine mips cpu and software engineer knowledge to create a frame work for board level testing code as manager request.</text:p>
      <text:p text:style-name="P38"><text:span text:style-name="T1">- </text:span><text:span text:style-name="T21">I use Rational Ross UML tool to design the frame work. </text:span></text:p>
      <text:p text:style-name="P39">In this task. I apply object oriented analysis &amp; program (OOA, OOP, design pattern) knowledge and UML tool skill.</text:p>
      <text:p text:style-name="P40">- Implement the I/O redirection mechanism to make the new version of code porting task easier. One of my colleague adopt this mechanism by his will.</text:p>
      <text:p text:style-name="P41">Frustrate</text:p>
      <text:p text:style-name="P42">I join the DCX32xx MTC (Manufacture Testing Code) around half year. Some improvement did by another man, but still not stable enough. The root cause we think is it uses the cost down version of CPU, a cheaper but not stable CPU.</text:p>
      <text:p text:style-name="P5"><text:span text:style-name="T26">References</text:span></text:p>
      <text:p text:style-name="P13"><text:span text:style-name="Internet_20_link"><text:span text:style-name="T34">Will be furnished on reque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Grande" svg:font-family="LucidaGrande"/>
    <style:font-face style:name="細明體" svg:font-family="細明體, MingLiU" style:font-family-generic="modern"/>
    <style:font-face style:name="標楷體" svg:font-family="標楷體" style:font-family-generic="script"/>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標楷體" style:font-family-asian="標楷體" style:font-family-generic-asian="script" style:font-size-asian="12pt" style:language-asian="zh" style:country-asian="TW"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標題"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標籤"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目錄" style:family="paragraph" style:parent-style-name="Standard">
      <style:paragraph-properties text:number-lines="false" text:line-number="0"/>
    </style:style>
    <style:style style:name="純文字" style:family="paragraph" style:parent-style-name="Standard">
      <style:text-properties style:font-name="細明體" fo:font-family="細明體, MingLiU" style:font-family-generic="modern" style:font-name-asian="細明體" style:font-family-asian="細明體, MingLiU" style:font-family-generic-asian="modern" style:font-name-complex="細明體" style:font-family-complex="細明體, MingLiU" style:font-family-generic-complex="modern"/>
    </style:style>
    <style:style style:name="Foot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style>
    <style:style style:name="訊框內容" style:family="paragraph" style:parent-style-name="Text_20_body"/>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表格內容" style:family="paragraph" style:parent-style-name="Standard">
      <style:paragraph-properties text:number-lines="false" text:line-number="0"/>
    </style:style>
    <style:style style:name="表格標題" style:family="paragraph" style:parent-style-name="表格內容">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預設段落字型" style:family="text"/>
    <style:style style:name="Page_20_Number" style:display-name="Page Number" style:family="text" style:parent-style-name="預設段落字型"/>
    <style:style style:name="編號字元"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08in" fo:border="none">
        <style:background-image/>
      </style:graphic-properties>
    </style:style>
    <style:page-layout style:name="Mpm1">
      <style:page-layout-properties fo:page-width="8.2681in" fo:page-height="11.6929in" style:num-format="1" style:print-orientation="portrait" fo:margin-top="1in" fo:margin-bottom="0.689in" fo:margin-left="0.8008in" fo:margin-right="0.8008in" style:writing-mode="lr-tb" style:layout-grid-color="#c0c0c0" style:layout-grid-lines="40" style:layout-grid-base-height="0.25in" style:layout-grid-ruby-height="0in" style:layout-grid-mode="li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1in" fo:margin-top="0.272in" style:dynamic-spacing="true"/>
      </style:footer-style>
    </style:page-layout>
  </office:automatic-styles>
  <office:master-styles>
    <style:master-page style:name="Standard" style:page-layout-name="Mpm1">
      <style:footer>
        <text:p text:style-name="MP1"><draw:frame draw:style-name="Mfr1" draw:name="Frame1" text:anchor-type="char" svg:x="7.3972in" svg:y="0.0008in" svg:width="0.0598in" svg:height="0.1437in" draw:z-index="3"><draw:text-box><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ter Chen（陳鍾樞）</dc:title>
    <meta:initial-creator>Peter</meta:initial-creator>
    <meta:creation-date>2012-08-17T13:51:00</meta:creation-date>
    <dc:date>2016-10-28T16:39:56.008913846</dc:date>
    <meta:editing-cycles>36</meta:editing-cycles>
    <meta:editing-duration>PT2H47M17S</meta:editing-duration>
    <meta:generator>LibreOffice/4.2.8.2$Linux_X86_64 LibreOffice_project/420m0$Build-2</meta:generator>
    <meta:document-statistic meta:table-count="0" meta:image-count="0" meta:object-count="0" meta:page-count="4" meta:paragraph-count="92" meta:word-count="1274" meta:character-count="8487" meta:non-whitespace-character-count="7274"/>
  </office:meta>
</office:document-meta>
</file>